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Typologie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>a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>49 Avenue Charles de Gaulle</text:p>
          </table:table-cell>
          <table:table-cell office:value-type="string">
            <text:p>33 AVENUE LAPLACE</text:p>
          </table:table-cell>
          <table:table-cell office:value-type="string">
            <text:p>84130</text:p>
          </table:table-cell>
          <table:table-cell office:value-type="string">
            <text:p>94110</text:p>
          </table:table-cell>
          <table:table-cell office:value-type="string">
            <text:p>admin</text:p>
          </table:table-cell>
          <table:table-cell office:value-type="string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PriceShop</text:p>
          </table:table-cell>
          <table:table-cell office:value-type="string">
            <text:p>BE4303437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22 Chée de Waterloo</text:p>
          </table:table-cell>
          <table:table-cell office:value-type="string">
            <text:p/>
          </table:table-cell>
          <table:table-cell office:value-type="string">
            <text:p>01050</text:p>
          </table:table-cell>
          <table:table-cell office:value-type="string">
            <text:p>IXELL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/>
          </table:table-cell>
          <table:table-cell office:value-type="string">
            <text:p>307206037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>14 Quai de Rive Neuve</text:p>
          </table:table-cell>
          <table:table-cell office:value-type="string">
            <text:p/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8-26T11:56:20.068704</meta:creation-date>
    <dc:date>2021-08-26T11:56:20.084823</dc:date>
    <meta:generator>http://pypi.python.org/pypi/ezodf/0.1.0$Python3.8.5 (default, Sep  4 2020, 07:30:14) 
[GCC 7.3.0]</meta:generator>
    <meta:document-statistic/>
    <meta:editing-cycles>1</meta:editing-cycles>
  </office:meta>
</office:document-meta>
</file>